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Text_20_body" style:list-style-name="L5">
      <style:paragraph-properties fo:margin-top="0cm" fo:margin-bottom="0cm" loext:contextual-spacing="false"/>
    </style:style>
    <style:style style:name="P7" style:family="paragraph" style:parent-style-name="Text_20_body" style:list-style-name="L6">
      <style:paragraph-properties fo:margin-top="0cm" fo:margin-bottom="0cm" loext:contextual-spacing="false"/>
    </style:style>
    <style:style style:name="P8" style:family="paragraph" style:parent-style-name="Text_20_body" style:list-style-name="L7">
      <style:paragraph-properties fo:margin-top="0cm" fo:margin-bottom="0cm" loext:contextual-spacing="false"/>
    </style:style>
    <style:style style:name="P9" style:family="paragraph" style:parent-style-name="Text_20_body" style:list-style-name="L8">
      <style:paragraph-properties fo:margin-top="0cm" fo:margin-bottom="0cm" loext:contextual-spacing="false"/>
    </style:style>
    <style:style style:name="P10" style:family="paragraph" style:parent-style-name="Text_20_body" style:list-style-name="L9">
      <style:paragraph-properties fo:margin-top="0cm" fo:margin-bottom="0cm" loext:contextual-spacing="false"/>
    </style:style>
    <style:style style:name="P11" style:family="paragraph" style:parent-style-name="Text_20_body" style:list-style-name="L10">
      <style:paragraph-properties fo:margin-top="0cm" fo:margin-bottom="0cm" loext:contextual-spacing="false"/>
    </style:style>
    <style:style style:name="P12" style:family="paragraph" style:parent-style-name="Text_20_body" style:list-style-name="L11">
      <style:paragraph-properties fo:margin-top="0cm" fo:margin-bottom="0cm" loext:contextual-spacing="false"/>
    </style:style>
    <style:style style:name="P13" style:family="paragraph" style:parent-style-name="Text_20_body" style:list-style-name="L12">
      <style:paragraph-properties fo:margin-top="0cm" fo:margin-bottom="0cm" loext:contextual-spacing="false"/>
    </style:style>
    <style:style style:name="P14" style:family="paragraph" style:parent-style-name="Text_20_body" style:list-style-name="L13">
      <style:paragraph-properties fo:margin-top="0cm" fo:margin-bottom="0cm" loext:contextual-spacing="false"/>
    </style:style>
    <style:style style:name="P15" style:family="paragraph" style:parent-style-name="Text_20_body" style:list-style-name="L14">
      <style:paragraph-properties fo:margin-top="0cm" fo:margin-bottom="0cm" loext:contextual-spacing="false"/>
    </style:style>
    <style:style style:name="P16" style:family="paragraph" style:parent-style-name="Text_20_body" style:list-style-name="L15">
      <style:paragraph-properties fo:margin-top="0cm" fo:margin-bottom="0cm" loext:contextual-spacing="false"/>
    </style:style>
    <style:style style:name="P17" style:family="paragraph" style:parent-style-name="Text_20_body" style:list-style-name="L16">
      <style:paragraph-properties fo:margin-top="0cm" fo:margin-bottom="0cm" loext:contextual-spacing="false"/>
    </style:style>
    <style:style style:name="P18" style:family="paragraph" style:parent-style-name="Text_20_body" style:list-style-name="L17">
      <style:paragraph-properties fo:margin-top="0cm" fo:margin-bottom="0cm" loext:contextual-spacing="false"/>
    </style:style>
    <style:style style:name="P19" style:family="paragraph" style:parent-style-name="Text_20_body" style:list-style-name="L18">
      <style:paragraph-properties fo:margin-top="0cm" fo:margin-bottom="0cm" loext:contextual-spacing="false"/>
    </style:style>
    <style:style style:name="P20" style:family="paragraph" style:parent-style-name="Text_20_body" style:list-style-name="L19">
      <style:paragraph-properties fo:margin-top="0cm" fo:margin-bottom="0cm" loext:contextual-spacing="false"/>
    </style:style>
    <style:style style:name="P21" style:family="paragraph" style:parent-style-name="Text_20_body" style:list-style-name="L20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orbereitung</text:h>
      <text:list xml:id="list3405930088824086889" text:style-name="L1">
        <text:list-item>
          <text:p text:style-name="P2">Konsole: Kodierung auf ISO</text:p>
        </text:list-item>
        <text:list-item>
          <text:p text:style-name="P2">Aufrufen: . demoPrompt.inc</text:p>
        </text:list-item>
      </text:list>
      <text:h text:style-name="Heading_20_1" text:outline-level="1">Fenstererklärung</text:h>
      <text:list xml:id="list6813598797162598546" text:style-name="L2">
        <text:list-item>
          <text:p text:style-name="P3">VM mit HTTP2SeleniumBridge</text:p>
          <text:list text:style-name="L3">
            <text:list-item>
              <text:p text:style-name="P4">Menüzeilen aus dem Weg geschoben, um Platz zu sparen</text:p>
            </text:list-item>
            <text:list-item>
              <text:p text:style-name="P4">Ubuntu 18.04</text:p>
            </text:list-item>
            <text:list-item>
              <text:p text:style-name="P4">Gnome</text:p>
            </text:list-item>
            <text:list-item>
              <text:p text:style-name="P4">Firefox mit Selenium</text:p>
            </text:list-item>
            <text:list-item>
              <text:p text:style-name="P4">Autostart von HTTP2SeleniumBridge.py</text:p>
            </text:list-item>
            <text:list-item>
              <text:p text:style-name="P4">Nimmt Anfragen per REST entgegen, gibt Ausgaben zurück</text:p>
            </text:list-item>
          </text:list>
        </text:list-item>
        <text:list-item>
          <text:p text:style-name="P3">Konsole</text:p>
          <text:list text:style-name="L4">
            <text:list-item>
              <text:p text:style-name="P5">SSH-Verbindung zu einem m23-Server, der den Testablauf steuert</text:p>
            </text:list-item>
            <text:list-item>
              <text:p text:style-name="P5">Testskript zeigen: <text:span text:style-name="T1">1demo.sh</text:span></text:p>
              <text:list text:style-name="L5">
                <text:list-item>
                  <text:p text:style-name="P6">Debugmodus an</text:p>
                </text:list-item>
                <text:list-item>
                  <text:p text:style-name="P6">Zwei Teile</text:p>
                  <text:list text:style-name="L6">
                    <text:list-item>
                      <text:p text:style-name="P7">Installation des m23-Server vom ISO</text:p>
                    </text:list-item>
                    <text:list-item>
                      <text:p text:style-name="P7">Installation eines m23-Clients vom neu installierten m23-Server aus</text:p>
                      <text:list text:style-name="L7">
                        <text:list-item>
                          <text:p text:style-name="P8">m23-Oberflächensprache: Deutsch</text:p>
                        </text:list-item>
                        <text:list-item>
                          <text:p text:style-name="P8">Keine Clientarchitektur angegeben, daher amd6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VirtualBox-Fenster (kommen später)</text:p>
          <text:list text:style-name="L8">
            <text:list-item>
              <text:p text:style-name="P9">VMs werden automatisch erstellt und gestartet</text:p>
            </text:list-item>
          </text:list>
        </text:list-item>
      </text:list>
      <text:h text:style-name="Heading_20_1" text:outline-level="1">Eingreifen</text:h>
      <text:list xml:id="list485082064324366058" text:style-name="L9">
        <text:list-item>
          <text:p text:style-name="P10">VM-Fenster werden per Hand verschoben</text:p>
        </text:list-item>
        <text:list-item>
          <text:p text:style-name="P10">Ggf. mit Mauszeiger auf Bildschirmstellen hinweisen</text:p>
        </text:list-item>
        <text:list-item>
          <text:p text:style-name="P10">Ggf. m23-Oberfläche erklären</text:p>
        </text:list-item>
      </text:list>
      <text:h text:style-name="Heading_20_1" text:outline-level="1">Serverinstallation</text:h>
      <text:list xml:id="list5088051632439092946" text:style-name="L10">
        <text:list-item>
          <text:p text:style-name="P11">VM erstellen</text:p>
        </text:list-item>
        <text:list-item>
          <text:p text:style-name="P11">ISO in das virtuelle CD-Laufwerk einlegen</text:p>
        </text:list-item>
        <text:list-item>
          <text:p text:style-name="P11">VM starten</text:p>
        </text:list-item>
        <text:list-item>
          <text:p text:style-name="P11">Von ISO booten</text:p>
        </text:list-item>
        <text:list-item>
          <text:p text:style-name="P11">Dialoge per Texterkennung identifizieren</text:p>
        </text:list-item>
        <text:list-item>
          <text:p text:style-name="P11">Fragen durch simulierte Tastatureingaben beantworten</text:p>
        </text:list-item>
        <text:list-item>
          <text:p text:style-name="P11"><text:span text:style-name="T2">Hinweis: Videoaufzeichnung</text:span></text:p>
        </text:list-item>
        <text:list-item>
          <text:p text:style-name="P11">VM ausschalten</text:p>
        </text:list-item>
        <text:list-item>
          <text:p text:style-name="P11">VM umkonfigurieren, um ISO aus dem virtuellen CD-Laufwerk zu nehmen</text:p>
        </text:list-item>
        <text:list-item>
          <text:p text:style-name="P11">VM von von Festplatte starten</text:p>
        </text:list-item>
        <text:list-item>
          <text:p text:style-name="P11">Per SSH überprüfen, ob Dienste laufen: squid, mysql, slapd</text:p>
        </text:list-item>
      </text:list>
      <text:h text:style-name="Heading_20_1" text:outline-level="1"/>
      <text:p text:style-name="Text_20_body"/>
      <text:h text:style-name="Heading_20_1" text:outline-level="1"><text:soft-page-break/>1. Clientinstallation zum Zwischenspeichern der Pakete</text:h>
      <text:list xml:id="list5549360558553107227" text:style-name="L11">
        <text:list-item>
          <text:p text:style-name="P12">Die erste Clientinstallation wird nicht aufgezeichnet</text:p>
        </text:list-item>
        <text:list-item>
          <text:p text:style-name="P12">Wird nur durchgeführt, damit Pakete auf dem m23-Server zwischengespeichert werden</text:p>
        </text:list-item>
        <text:list-item>
          <text:p text:style-name="P12">Zweiter Durchlauf deutlich schneller, da nichts mehr aus dem Internet heruntergeladen werden muß</text:p>
        </text:list-item>
      </text:list>
      <text:h text:style-name="Heading_20_1" text:outline-level="1">Clientinstallation</text:h>
      <text:list xml:id="list7911125859285708240" text:style-name="L12">
        <text:list-item>
          <text:p text:style-name="P13">Sprachauswahl der m23-Oberfläche</text:p>
        </text:list-item>
        <text:list-item>
          <text:p text:style-name="P13">Vorhandenen m23-Client mit selben Namen (von vorherigem Test) <text:span text:style-name="T1">löschen</text:span></text:p>
          <text:list text:style-name="L13">
            <text:list-item>
              <text:p text:style-name="P14">Dazugehörige VM <text:span text:style-name="T1">löschen</text:span></text:p>
            </text:list-item>
          </text:list>
        </text:list-item>
        <text:list-item>
          <text:p text:style-name="P13">LDAP-Test:</text:p>
          <text:list text:style-name="L14">
            <text:list-item>
              <text:p text:style-name="P15">Versuchen, ein Benutzerkonto im LDAP anzulegen</text:p>
            </text:list-item>
            <text:list-item>
              <text:p text:style-name="P15">Beim Hinzufügen des m23-Clients soll dies scheitern, da das Benutzerkonto bereits vorhanden ist</text:p>
            </text:list-item>
          </text:list>
        </text:list-item>
        <text:list-item>
          <text:p text:style-name="P13">O: Clientinformationen in der Oberfläche eingeben</text:p>
        </text:list-item>
        <text:list-item>
          <text:p text:style-name="P13">V: VM erstellen</text:p>
        </text:list-item>
        <text:list-item>
          <text:p text:style-name="P13">V: VM per PXE booten</text:p>
        </text:list-item>
        <text:list-item>
          <text:p text:style-name="P13">V: Hardware erkennen und Infos an m23-Server schicken</text:p>
        </text:list-item>
        <text:list-item>
          <text:p text:style-name="P13">O: Partitionieren und Formatieren</text:p>
        </text:list-item>
        <text:list-item>
          <text:p text:style-name="P13">O: Distribution + Desktop wählen</text:p>
        </text:list-item>
        <text:list-item>
          <text:p text:style-name="P13">V: VM bootet nach Abschluß der Installation von <text:span text:style-name="T1">Festplatte</text:span> neu</text:p>
        </text:list-item>
      </text:list>
      <text:h text:style-name="Heading_20_1" text:outline-level="1">Testen auf Distribution und Anmeldebildschirm</text:h>
      <text:list xml:id="list4958666142310015818" text:style-name="L15">
        <text:list-item>
          <text:p text:style-name="P16">Überprüfen der laufenden Distribution per SSH: |{Debian|Ubuntu|Mint}"&gt;cat /etc/issue</text:p>
        </text:list-item>
        <text:list-item>
          <text:p text:style-name="P16">Überprüfen ob Anmeldebildschirm da ist:</text:p>
          <text:list text:style-name="L16">
            <text:list-item>
              <text:p text:style-name="P17">Schlüsselworte bei Texterkennung: Anmelden|Log In|password|Log_n|...</text:p>
            </text:list-item>
            <text:list-item>
              <text:p text:style-name="P17">Alternativ per SSH testen, ob Xorg läuft</text:p>
            </text:list-item>
          </text:list>
        </text:list-item>
      </text:list>
      <text:h text:style-name="Heading_20_1" text:outline-level="1">Paketinstallation und -deinstallation von Midnight Commander</text:h>
      <text:list xml:id="list562410257761875469" text:style-name="L17">
        <text:list-item>
          <text:p text:style-name="P18">O: Client in Installationsliste suchen</text:p>
        </text:list-item>
        <text:list-item>
          <text:p text:style-name="P18">O: Paket "mc" suchen</text:p>
        </text:list-item>
        <text:list-item>
          <text:p text:style-name="P18">O: Paket zum Installieren markieren</text:p>
        </text:list-item>
        <text:list-item>
          <text:p text:style-name="P18">O: Paket installieren</text:p>
        </text:list-item>
        <text:list-item>
          <text:p text:style-name="P18">V: Warten auf Abschluß der Installation per SSH: dpkg --get-selections | grep -v deinstall$</text:p>
        </text:list-item>
        <text:list-item>
          <text:p text:style-name="P18">O: Client in Deinstallationsliste suchen</text:p>
        </text:list-item>
        <text:list-item>
          <text:p text:style-name="P18">O: mc-data in der Liste der installierten Pakete suchen</text:p>
          <text:list text:style-name="L18">
            <text:list-item>
              <text:p text:style-name="P19">Mehrfach wiederholen, bis Paketstatus vom m23-Client an den m23-Server übertragen wurde.</text:p>
            </text:list-item>
          </text:list>
        </text:list-item>
        <text:list-item>
          <text:p text:style-name="P18">O: Paket zum Deinstallieren markieren</text:p>
        </text:list-item>
        <text:list-item>
          <text:p text:style-name="P18">V: Warten auf Abschluß der Deinstallation per SSH: dpkg --get-selections | grep -v deinstall$</text:p>
        </text:list-item>
      </text:list>
      <text:h text:style-name="Heading_20_1" text:outline-level="1">LDAP-Test</text:h>
      <text:list xml:id="list8659344622581141273" text:style-name="L19">
        <text:list-item>
          <text:p text:style-name="P20">V: Ist das LDAP-Benutzerkonto vorhanden: getent passwd | grep atldapuser</text:p>
        </text:list-item>
      </text:list>
      <text:h text:style-name="Heading_20_1" text:outline-level="1">Beenden</text:h>
      <text:list xml:id="list3797814910569694873" text:style-name="L20">
        <text:list-item>
          <text:p text:style-name="P21">VM herunterfahr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9-05-24T00:58:25.123508615</dc:date>
    <meta:editing-duration>PT1M31S</meta:editing-duration>
    <meta:editing-cycles>1</meta:editing-cycles>
    <meta:document-statistic meta:table-count="0" meta:image-count="0" meta:object-count="0" meta:page-count="2" meta:paragraph-count="77" meta:word-count="455" meta:character-count="3039" meta:non-whitespace-character-count="2728"/>
    <meta:generator>LibreOffice/5.2.7.2$Linux_X86_64 LibreOffice_project/20m0$Build-2</meta:generator>
  </office:meta>
</office:document-meta>
</file>